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431in" fo:margin-left="-0.15in" fo:margin-top="0in" fo:margin-bottom="0in" table:align="left"/>
    </style:style>
    <style:style style:name="Table1.A" style:family="table-column">
      <style:table-column-properties style:column-width="3.0188in"/>
    </style:style>
    <style:style style:name="Table1.B" style:family="table-column">
      <style:table-column-properties style:column-width="1.8118in"/>
    </style:style>
    <style:style style:name="Table1.C" style:family="table-column">
      <style:table-column-properties style:column-width="2.0125in"/>
    </style:style>
    <style:style style:name="Table1.1" style:family="table-row">
      <style:table-row-properties style:min-row-height="0.4167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B1" style:family="table-cell">
      <style:table-cell-properties fo:padding-left="0.075in" fo:padding-right="0.075in" fo:padding-top="0in" fo:padding-bottom="0in" fo:border-left="none" fo:border-right="none" fo:border-top="none" fo:border-bottom="0.5pt solid #000001"/>
    </style:style>
    <style:style style:name="Table1.B2" style:family="table-cell">
      <style:table-cell-properties fo:padding-left="0.075in" fo:padding-right="0.075in" fo:padding-top="0in" fo:padding-bottom="0in" fo:border-left="none" fo:border-right="none" fo:border-top="0.5pt solid #000001" fo:border-bottom="0.5pt solid #000001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.2953in" fo:margin-bottom="0in" loext:contextual-spacing="false" fo:line-height="100%" fo:text-align="end" style:justify-single-word="false" fo:text-indent="0in" style:auto-text-indent="false"/>
      <style:text-properties style:text-position="0% 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text-indent="0in" style:auto-text-indent="false"/>
      <style:text-properties fo:font-variant="normal" fo:text-transform="none"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6.6937in" style:type="right"/>
        </style:tab-stops>
      </style:paragraph-properties>
      <style:text-properties style:text-position="0% 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P4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text-position="0% 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text-position="0% 100%" style:font-name="Times New Roman" fo:font-size="14pt" fo:font-weight="normal" officeooo:paragraph-rsid="00017ec7" style:font-name-asian="Times New Roman1" style:font-size-asian="14pt" style:font-weight-asian="normal" style:font-name-complex="Times New Roman1" style:font-size-complex="14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text-position="0% 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position="0% 100%" style:font-name="Times New Roman" fo:font-size="14pt" fo:font-weight="normal" officeooo:rsid="00017ec7" style:font-name-asian="Times New Roman1" style:font-size-asian="14pt" style:font-weight-asian="normal" style:font-name-complex="Times New Roman1" style:font-size-complex="14pt"/>
    </style:style>
    <style:style style:name="P8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position="0% 100%" style:font-name="Times New Roman" fo:font-size="14pt" fo:font-weight="normal" officeooo:rsid="00017ec7" officeooo:paragraph-rsid="00017ec7" style:font-name-asian="Times New Roman1" style:font-size-asian="14pt" style:font-weight-asian="normal" style:font-name-complex="Times New Roman1" style:font-size-complex="14pt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text-position="0% 100%" style:font-name="Times New Roman" fo:font-size="14pt" fo:font-weight="normal" officeooo:rsid="00017ec7" officeooo:paragraph-rsid="00017ec7" style:font-name-asian="Times New Roman1" style:font-size-asian="14pt" style:font-weight-asian="normal" style:font-name-complex="Times New Roman1" style:font-size-complex="14pt"/>
    </style:style>
    <style:style style:name="P10" style:family="paragraph" style:parent-style-name="Standard">
      <style:paragraph-properties fo:margin-top="0in" fo:margin-bottom="0in" loext:contextual-spacing="false" fo:line-height="100%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2" style:family="paragraph" style:parent-style-name="Standard">
      <style:paragraph-properties fo:margin-top="0in" fo:margin-bottom="0in" loext:contextual-spacing="false" fo:line-height="150%" fo:text-align="center" style:justify-single-word="false"/>
    </style:style>
    <style:style style:name="P1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paragraph-rsid="00362524"/>
    </style:style>
    <style:style style:name="P14" style:family="paragraph" style:parent-style-name="Standard">
      <style:paragraph-properties fo:margin-top="0in" fo:margin-bottom="0in" loext:contextual-spacing="false" fo:line-height="150%" fo:text-align="start" style:justify-single-word="false"/>
    </style:style>
    <style:style style:name="P1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variant="small-caps"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font-weight="bold" officeooo:paragraph-rsid="00017ec7" style:font-name-asian="Times New Roman1" style:font-size-asian="14pt" style:font-weight-asian="bold" style:font-name-complex="Times New Roman1" style:font-size-complex="14pt"/>
    </style:style>
    <style:style style:name="P17" style:family="paragraph" style:parent-style-name="Standard">
      <style:paragraph-properties fo:margin-top="0in" fo:margin-bottom="0.4925in" loext:contextual-spacing="false" fo:line-height="100%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officeooo:paragraph-rsid="003258e0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officeooo:paragraph-rsid="00367604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fo:color="#000000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fo:color="#000000" officeooo:paragraph-rsid="00053f07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fo:color="#000000" fo:font-weight="normal" officeooo:rsid="00053f07" officeooo:paragraph-rsid="00053f07" style:font-weight-asian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fo:color="#000000" style:font-name="Times New Roman" fo:font-size="14pt" officeooo:rsid="00017ec7" officeooo:paragraph-rsid="003258e0" style:font-name-asian="Times New Roman1" style:font-size-asian="14pt" style:font-name-complex="Times New Roman1" style:font-size-complex="14pt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fo:color="#000000" style:font-name="Times New Roman" fo:font-size="14pt" officeooo:rsid="00017ec7" officeooo:paragraph-rsid="00017ec7" style:font-name-asian="Times New Roman1" style:font-size-asian="14pt" style:font-name-complex="Times New Roman1" style:font-size-complex="14pt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fo:color="#000000" style:font-name="Times New Roman" fo:font-size="14pt" officeooo:rsid="00362524" officeooo:paragraph-rsid="00362524" style:font-name-asian="Times New Roman1" style:font-size-asian="14pt" style:font-name-complex="Times New Roman1" style:font-size-complex="14pt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fo:color="#000000"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fo:color="#000000" style:text-position="0% 100%" style:font-name="Times New Roman" fo:font-size="14pt" fo:font-weight="normal" officeooo:rsid="00017ec7" officeooo:paragraph-rsid="00017ec7" style:font-name-asian="Times New Roman1" style:font-size-asian="14pt" style:font-weight-asian="normal" style:font-name-complex="Times New Roman1" style:font-size-complex="14pt" style:font-weight-complex="normal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fo:color="#000000" style:text-position="0% 100%" style:font-name="Times New Roman" fo:font-size="14pt" fo:font-weight="normal" officeooo:rsid="00053f07" officeooo:paragraph-rsid="00053f07" style:font-name-asian="Times New Roman1" style:font-size-asian="14pt" style:font-weight-asian="normal" style:font-name-complex="Times New Roman1" style:font-size-complex="14pt" style:font-weight-complex="normal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style:font-name="Times New Roman" fo:font-size="14pt" fo:font-weight="bold" officeooo:paragraph-rsid="00335c2d" style:font-name-asian="Times New Roman1" style:font-size-asian="14pt" style:font-weight-asian="bold" style:font-name-complex="Times New Roman1" style:font-size-complex="14pt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style:font-name="Courier New" fo:font-size="10pt" style:font-name-asian="Courier New1" style:font-size-asian="10pt" style:font-name-complex="Courier New1" style:font-size-complex="10pt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fo:font-size="13pt" fo:font-weight="bold" officeooo:rsid="002b19d1" officeooo:paragraph-rsid="00367604" style:font-size-asian="13pt" style:font-weight-asian="bold" style:font-size-complex="13pt" style:font-weight-complex="bold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fo:font-size="13pt" officeooo:paragraph-rsid="002f17d7" style:font-size-asian="13pt" style:font-size-complex="13pt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officeooo:rsid="0038ae93" officeooo:paragraph-rsid="0038ae93"/>
    </style:style>
    <style:style style:name="P37" style:family="paragraph" style:parent-style-name="Table_20_Contents">
      <style:text-properties officeooo:rsid="0038352e" officeooo:paragraph-rsid="0038352e"/>
    </style:style>
    <style:style style:name="P38" style:family="paragraph" style:parent-style-name="Standard" style:master-page-name="First_20_Page">
      <style:paragraph-properties fo:margin-top="0in" fo:margin-bottom="0in" loext:contextual-spacing="false" fo:line-height="150%" fo:text-align="center" style:justify-single-word="false" style:page-number="1"/>
      <style:text-properties fo:font-variant="small-caps"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officeooo:rsid="003a88d7" officeooo:paragraph-rsid="003a88d7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fo:font-size="13pt" fo:font-weight="bold" officeooo:rsid="002b19d1" officeooo:paragraph-rsid="003b3132" style:font-size-asian="13pt" style:font-weight-asian="bold" style:font-size-complex="13pt" style:font-weight-complex="bold"/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style:font-name="Times New Roman" fo:font-size="13pt" fo:font-weight="bold" officeooo:rsid="002b19d1" officeooo:paragraph-rsid="003b3132" style:font-name-asian="Times New Roman1" style:font-size-asian="13pt" style:font-weight-asian="bold" style:font-name-complex="Times New Roman1" style:font-size-complex="13pt" style:font-weight-complex="bold"/>
    </style:style>
    <style:style style:name="T1" style:family="text">
      <style:text-properties style:text-position="0% 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T2" style:family="text">
      <style:text-properties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4" style:family="text">
      <style:text-properties style:text-position="0% 100%"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T8" style:family="text">
      <style:text-properties style:font-name="Times New Roman" fo:font-size="14pt" fo:font-weight="normal" officeooo:rsid="0029a9e6" style:font-name-asian="Times New Roman1" style:font-size-asian="14pt" style:font-weight-asian="normal" style:font-name-complex="Times New Roman1" style:font-size-complex="14pt" style:font-weight-complex="normal"/>
    </style:style>
    <style:style style:name="T9" style:family="text">
      <style:text-properties style:font-name="Times New Roman" style:font-name-asian="Times New Roman1" style:font-name-complex="Times New Roman1"/>
    </style:style>
    <style:style style:name="T10" style:family="text">
      <style:text-properties style:font-name="Times New Roman" officeooo:rsid="00367604" style:font-name-asian="Times New Roman1" style:font-name-complex="Times New Roman1"/>
    </style:style>
    <style:style style:name="T11" style:family="text">
      <style:text-properties style:font-name="Times New Roman" officeooo:rsid="002c355d" style:font-name-asian="Times New Roman1" style:font-name-complex="Times New Roman1"/>
    </style:style>
    <style:style style:name="T12" style:family="text">
      <style:text-properties style:font-name="Times New Roman" officeooo:rsid="002dd86c" style:font-name-asian="Times New Roman1" style:font-name-complex="Times New Roman1"/>
    </style:style>
    <style:style style:name="T13" style:family="text">
      <style:text-properties style:font-name="Times New Roman" officeooo:rsid="003b3132" style:font-name-asian="Times New Roman1" style:font-name-complex="Times New Roman1"/>
    </style:style>
    <style:style style:name="T14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15" style:family="text">
      <style:text-properties style:font-name="Times New Roman" fo:font-weight="normal" officeooo:rsid="002c355d" style:font-name-asian="Times New Roman1" style:font-weight-asian="normal" style:font-name-complex="Times New Roman1" style:font-weight-complex="normal"/>
    </style:style>
    <style:style style:name="T16" style:family="text">
      <style:text-properties style:font-name="Times New Roman" fo:font-weight="normal" officeooo:rsid="00367604" style:font-name-asian="Times New Roman1" style:font-weight-asian="normal" style:font-name-complex="Times New Roman1" style:font-weight-complex="normal"/>
    </style:style>
    <style:style style:name="T17" style:family="text">
      <style:text-properties style:font-name="Times New Roman" fo:font-weight="normal" officeooo:rsid="002f17d7" style:font-name-asian="Times New Roman1" style:font-weight-asian="normal" style:font-name-complex="Times New Roman1" style:font-weight-complex="normal"/>
    </style:style>
    <style:style style:name="T18" style:family="text">
      <style:text-properties style:font-name="Times New Roman" fo:font-style="italic" fo:font-weight="normal" officeooo:rsid="002f17d7" style:font-name-asian="Times New Roman1" style:font-style-asian="italic" style:font-weight-asian="normal" style:font-name-complex="Times New Roman1" style:font-style-complex="italic" style:font-weight-complex="normal"/>
    </style:style>
    <style:style style:name="T19" style:family="text">
      <style:text-properties style:font-name="Times New Roman" fo:font-weight="bold" officeooo:rsid="002f17d7" style:font-name-asian="Times New Roman1" style:font-weight-asian="bold" style:font-name-complex="Times New Roman1" style:font-weight-complex="bold"/>
    </style:style>
    <style:style style:name="T20" style:family="text">
      <style:text-properties fo:font-variant="normal" fo:text-transform="none"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1" style:family="text">
      <style:text-properties fo:font-variant="normal" fo:text-transform="none" style:text-position="0% 100%" style:font-name="Times New Roman" fo:font-size="14pt" fo:font-weight="bold" officeooo:rsid="00362524" style:font-name-asian="Times New Roman1" style:font-size-asian="14pt" style:font-weight-asian="bold" style:font-name-complex="Times New Roman1" style:font-size-complex="14pt"/>
    </style:style>
    <style:style style:name="T22" style:family="text">
      <style:text-properties fo:color="#000000" style:text-position="0% 100%" style:font-name="Times New Roman" fo:font-size="14pt" fo:font-weight="normal" officeooo:rsid="00017ec7" style:font-name-asian="Times New Roman1" style:font-size-asian="14pt" style:font-weight-asian="normal" style:font-name-complex="Times New Roman1" style:font-size-complex="14pt"/>
    </style:style>
    <style:style style:name="T23" style:family="text">
      <style:text-properties fo:color="#000000"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4" style:family="text">
      <style:text-properties fo:color="#000000" style:text-position="0% 100%" style:font-name="Times New Roman" fo:font-size="14pt" fo:font-weight="bold" officeooo:rsid="00017ec7" style:font-name-asian="Times New Roman1" style:font-size-asian="14pt" style:font-weight-asian="bold" style:font-name-complex="Times New Roman1" style:font-size-complex="14pt"/>
    </style:style>
    <style:style style:name="T25" style:family="text">
      <style:text-properties fo:color="#000000" style:text-position="0% 100%" style:font-name="Times New Roman" fo:font-size="14pt" fo:font-weight="bold" officeooo:rsid="00362524" style:font-name-asian="Times New Roman1" style:font-size-asian="14pt" style:font-weight-asian="bold" style:font-name-complex="Times New Roman1" style:font-size-complex="14pt"/>
    </style:style>
    <style:style style:name="T26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27" style:family="text">
      <style:text-properties fo:color="#000000" style:font-name="Times New Roman" fo:font-size="14pt" officeooo:rsid="00053f07" style:font-name-asian="Times New Roman1" style:font-size-asian="14pt" style:font-name-complex="Times New Roman1" style:font-size-complex="14pt"/>
    </style:style>
    <style:style style:name="T28" style:family="text">
      <style:text-properties fo:color="#000000" style:font-name="Times New Roman" fo:font-size="14pt" officeooo:rsid="000b7d1d" style:font-name-asian="Times New Roman1" style:font-size-asian="14pt" style:font-name-complex="Times New Roman1" style:font-size-complex="14pt"/>
    </style:style>
    <style:style style:name="T29" style:family="text">
      <style:text-properties fo:color="#000000" style:font-name="Times New Roman" fo:font-size="14pt" officeooo:rsid="00017ec7" style:font-name-asian="Times New Roman1" style:font-size-asian="14pt" style:font-name-complex="Times New Roman1" style:font-size-complex="14pt"/>
    </style:style>
    <style:style style:name="T30" style:family="text">
      <style:text-properties fo:color="#000000" style:font-name="Times New Roman" fo:font-size="14pt" officeooo:rsid="003258e0" style:font-name-asian="Times New Roman1" style:font-size-asian="14pt" style:font-name-complex="Times New Roman1" style:font-size-complex="14pt"/>
    </style:style>
    <style:style style:name="T31" style:family="text">
      <style:text-properties fo:color="#000000" style:font-name="Times New Roman" fo:font-size="14pt" officeooo:rsid="00367604" style:font-name-asian="Times New Roman1" style:font-size-asian="14pt" style:font-name-complex="Times New Roman1" style:font-size-complex="14pt"/>
    </style:style>
    <style:style style:name="T32" style:family="text">
      <style:text-properties fo:color="#000000" style:font-name="Times New Roman" fo:font-size="14pt" fo:font-weight="bold" officeooo:rsid="00367604" style:font-name-asian="Times New Roman1" style:font-size-asian="14pt" style:font-weight-asian="bold" style:font-name-complex="Times New Roman1" style:font-size-complex="14pt" style:font-weight-complex="bold"/>
    </style:style>
    <style:style style:name="T33" style:family="text">
      <style:text-properties fo:color="#000000" style:font-name="Times New Roman" fo:font-size="14pt" fo:font-weight="normal" officeooo:rsid="00053f07" style:font-name-asian="Times New Roman1" style:font-size-asian="14pt" style:font-weight-asian="normal" style:font-name-complex="Times New Roman1" style:font-size-complex="14pt" style:font-weight-complex="normal"/>
    </style:style>
    <style:style style:name="T34" style:family="text">
      <style:text-properties fo:color="#000000" style:font-name="Times New Roman" fo:font-size="14pt" fo:font-weight="normal" officeooo:rsid="0038352e" style:font-name-asian="Times New Roman1" style:font-size-asian="14pt" style:font-weight-asian="normal" style:font-name-complex="Times New Roman1" style:font-size-complex="14pt" style:font-weight-complex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2cf383" style:font-weight-asian="normal" style:font-weight-complex="normal"/>
    </style:style>
    <style:style style:name="T37" style:family="text">
      <style:text-properties fo:font-weight="normal" officeooo:rsid="002c355d" style:font-weight-asian="normal" style:font-weight-complex="normal"/>
    </style:style>
    <style:style style:name="T38" style:family="text">
      <style:text-properties fo:font-weight="normal" officeooo:rsid="00362524" style:font-weight-asian="normal" style:font-weight-complex="normal"/>
    </style:style>
    <style:style style:name="T39" style:family="text">
      <style:text-properties fo:font-weight="normal" officeooo:rsid="00367604" style:font-weight-asian="normal" style:font-weight-complex="normal"/>
    </style:style>
    <style:style style:name="T40" style:family="text">
      <style:text-properties fo:font-style="normal" officeooo:rsid="00362524" style:font-style-asian="normal" style:font-style-complex="normal"/>
    </style:style>
    <style:style style:name="T41" style:family="text">
      <style:text-properties officeooo:rsid="003676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МИНОБРНАУКИ РОССИИ</text:p>
      <text:p text:style-name="P15">САНКТ-ПЕТЕРБУРГСКИЙ ГОСУДАРСТВЕННЫЙ</text:p>
      <text:p text:style-name="P15">ЭЛЕКТРОТЕХНИЧЕСКИЙ УНИВЕРСИТЕТ</text:p>
      <text:p text:style-name="P15">«ЛЭТИ» ИМ. В.И. УЛЬЯНОВА (ЛЕНИНА)</text:p>
      <text:p text:style-name="P12"><text:span text:style-name="T2">Кафедра </text:span><text:span text:style-name="T5">МО ЭВМ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">ОТЧЕТ</text:p>
      <text:p text:style-name="P12"><text:span text:style-name="T2">по лабораторной работе</text:span><text:span text:style-name="T23"> </text:span><text:span text:style-name="T24">№</text:span><text:span text:style-name="T25">7</text:span></text:p>
      <text:p text:style-name="P12"><text:span text:style-name="T2">по дисциплине «</text:span><text:span text:style-name="T5">Программирование</text:span><text:span text:style-name="T2">»</text:span></text:p>
      <text:p text:style-name="P13"><text:span text:style-name="T20">Тема: </text:span><text:span text:style-name="T21">ОБРАБОТКА ДВУМЕРНЫХ МАССИВОВ</text:span></text:p>
      <text:p text:style-name="P16"/>
      <text:p text:style-name="P12"/>
      <text:p text:style-name="P12"/>
      <text:p text:style-name="P14"/>
      <text:p text:style-name="P12"/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<text:span text:style-name="T1">Студент гр. </text:span><text:span text:style-name="T22">6382</text:span></text:p>
          </table:table-cell>
          <table:table-cell table:style-name="Table1.B1" office:value-type="string">
            <text:p text:style-name="P10"/>
          </table:table-cell>
          <table:table-cell table:style-name="Table1.A1" office:value-type="string">
            <text:p text:style-name="P9">Вайгачев А.О.</text:p>
          </table:table-cell>
        </table:table-row>
        <table:table-row table:style-name="Table1.1">
          <table:table-cell table:style-name="Table1.A1" office:value-type="string">
            <text:p text:style-name="P6">Преподаватель</text:p>
          </table:table-cell>
          <table:table-cell table:style-name="Table1.B2" office:value-type="string">
            <text:p text:style-name="P10"/>
          </table:table-cell>
          <table:table-cell table:style-name="Table1.A1" office:value-type="string">
            <text:p text:style-name="P11"><text:span text:style-name="T6">Шолохова О</text:span><text:span text:style-name="T1">.М.</text:span></text:p>
          </table:table-cell>
        </table:table-row>
      </table:table>
      <text:p text:style-name="P12"/>
      <text:p text:style-name="P12"/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</text:p>
      <text:p text:style-name="P31"/>
      <text:p text:style-name="P31">Цель работы.</text:p>
      <text:p text:style-name="P27">Изучение двумерных массивов и способов передачи двумерных массивов в функции.</text:p>
      <text:p text:style-name="P24">Постановка задачи.</text:p>
      <text:p text:style-name="P26"><text:bookmark-start text:name="__DdeLink__632_1877802971"/><text:span text:style-name="T35">Вариант </text:span><text:span text:style-name="T38">7</text:span><text:span text:style-name="T35">:</text:span><text:bookmark-end text:name="__DdeLink__632_1877802971"/><text:span text:style-name="T35"> </text:span><text:span text:style-name="T40">Имеется таблица размера N * N с именем Табл результатов некоторого спортивного турнира, в котором участвовало N команд (N &gt; 2). Элемент таблицы Табл[i, j] = 2, если i-я команда выиграла у j-й. Если i-я команда проиграла j-й, то Табл[i, j] = 0. Если i-я и j-я команды сыграли вничью, то Табл[i, j] = 1. Кроме того, Табл[i, i] = 0. Перечислить команды в порядке невозрастания набранной ими суммы очков.</text:span></text:p>
      <text:p text:style-name="P28">Основные теоретические положения.</text:p>
      <text:p text:style-name="P29">Для получения исходного массива данных из файла используем методы из предыдущей лабораторной работы.</text:p>
      <text:p text:style-name="P23"><text:span text:style-name="T4">Для его хранения используем вид данных как </text:span><text:span text:style-name="T3">int[]</text:span><text:span text:style-name="T4">.</text:span></text:p>
      <text:p text:style-name="P30">Что бы обработать исходный массив при помощи функции, зараннее определим массив размером MAX_SIZE и будем передавать адрес первого элемента.</text:p>
      <text:p text:style-name="P21"><text:span text:style-name="T5">Спецификация программы</text:span><text:span text:style-name="T2">.</text:span></text:p>
      <text:p text:style-name="P22"><text:span text:style-name="T7">Назначение программы</text:span><text:span text:style-name="T6">.</text:span></text:p>
      <text:p text:style-name="P27">Определения команды попедителя исходя из данных.</text:p>
      <text:p text:style-name="P21"><text:span text:style-name="T7">Описание программы</text:span><text:span text:style-name="T6">. </text:span></text:p>
      <text:p text:style-name="P20"><text:span text:style-name="T26">Программа написана на языке C с использованием компилятора gcc </text:span><text:span text:style-name="T27">5.1.0</text:span><text:span text:style-name="T26"> Входными данными для программы является </text:span><text:span text:style-name="T27">файл “input.txt” ,содержащий </text:span><text:span text:style-name="T31">число </text:span><text:span text:style-name="T32">N </text:span><text:span text:style-name="T34">и</text:span><text:span text:style-name="T27"> </text:span><text:span text:style-name="T33">исходный</text:span><text:span text:style-name="T27"> массив. На выход дается файл ”output.txt”, содержаший отсутвующий элемент. </text:span><text:span text:style-name="T26">Проверка значений, вводимых пользователем </text:span><text:span text:style-name="T27">при</text:span><text:span text:style-name="T26">сутствует, поведение программы при некорректном вводе определено: </text:span><text:span text:style-name="T28">программа завершаетт работу с ошибкой если файл не найден или если программа не смогла прочитать данные из файла</text:span><text:span text:style-name="T26">.</text:span></text:p>
      <text:p text:style-name="P18"><text:soft-page-break/><text:span text:style-name="T7">Пример диалога с пользователем</text:span><text:span text:style-name="T6">. -</text:span><text:span text:style-name="T8">отсутствует.</text:span></text:p>
      <text:p text:style-name="P18"><text:span text:style-name="T7">Реализация</text:span><text:span text:style-name="T6">. </text:span></text:p>
      <text:p text:style-name="P40"><text:span text:style-name="T9">Int i</text:span><text:span text:style-name="T10">nit</text:span><text:span text:style-name="T9">_arr(</text:span><text:span text:style-name="T13">int ***arr_ptr</text:span><text:span text:style-name="T9">) –</text:span><text:span text:style-name="T14"> считывает массив. В случае ошибки программа завершает работу. </text:span><text:span text:style-name="T15">Принмает </text:span><text:span text:style-name="T16">на вход заранее определенный массив</text:span><text:span text:style-name="T15">. </text:span><text:span text:style-name="T14">Возвращает длину </text:span><text:span text:style-name="T16">N</text:span><text:span text:style-name="T14">.</text:span></text:p>
      <text:p text:style-name="P40"><text:span text:style-name="T9">void output_arr</text:span><text:span text:style-name="T11">int</text:span><text:span text:style-name="T12">(</text:span><text:span text:style-name="T13">int **result,int N</text:span><text:span text:style-name="T12">)</text:span><text:span text:style-name="T9"> – </text:span><text:span text:style-name="T15">Выводит обработанный массив в файл “output.txt”.</text:span><text:bookmark-start text:name="__DdeLink__659_611625517"/><text:span text:style-name="T15">На вход даётся <text:s/></text:span><text:span text:style-name="T16">массив</text:span><text:span text:style-name="T15"> </text:span><text:bookmark-end text:name="__DdeLink__659_611625517"/><text:span text:style-name="T16">и N.</text:span></text:p>
      <text:p text:style-name="P41"><text:span text:style-name="T41">void alg(int ***alg,int N,int **result)</text:span> – <text:span text:style-name="T36">Обрабатывает алгоритм, как того требует задание. </text:span><text:span text:style-name="T37">На вход даётся </text:span><text:span text:style-name="T39">массив, с которым предстоит работать, длинна его и массив , в который является вспомагательным</text:span><text:span text:style-name="T37">. </text:span></text:p>
      <text:p text:style-name="P34"><text:span text:style-name="T10">void swap(int *a,int *b)</text:span><text:span text:style-name="T9"> – </text:span><text:span text:style-name="T14">программа открывает </text:span><text:span text:style-name="T16">меняет значения переменных. На вход даётся адреса переменных.</text:span></text:p>
      <text:p text:style-name="P35"><text:span text:style-name="T18">Побочные действия</text:span><text:span text:style-name="T17">: Если в исходном массиве есть ошибки, то</text:span><text:span text:style-name="T19"> alg</text:span><text:span text:style-name="T17"> <text:s/>работа</text:span><text:span text:style-name="T16">ет</text:span><text:span text:style-name="T17"> не правильно.</text:span></text:p>
      <text:p text:style-name="P18"><text:span text:style-name="T5">Тестирование</text:span><text:span text:style-name="T2">.</text:span></text:p>
      <table:table table:name="Table2" table:style-name="Table2">
        <table:table-column table:style-name="Table2.A" table:number-columns-repeated="3"/>
        <table:table-column table:style-name="Table2.D"/>
        <text:soft-page-break/>
        <table:table-row>
          <table:table-cell table:style-name="Table2.A1" office:value-type="string">
            <text:p text:style-name="P37">Input.txt</text:p>
          </table:table-cell>
          <table:table-cell table:style-name="Table2.A1" office:value-type="string">
            <text:p text:style-name="P37">5</text:p>
            <text:p text:style-name="P37">0 1 2 1 1</text:p>
            <text:p text:style-name="P37">1 0 1 1 1</text:p>
            <text:p text:style-name="P37">0 1 0 0 1</text:p>
            <text:p text:style-name="P37">1 1 2 0 1</text:p>
            <text:p text:style-name="P37">1 1 1 1 0</text:p>
          </table:table-cell>
          <table:table-cell table:style-name="Table2.A1" office:value-type="string">
            <text:p text:style-name="P37"><text:bookmark-start text:name="__DdeLink__707_265719009"/>6</text:p>
            <text:p text:style-name="P37">0 2 2 2 2 2</text:p>
            <text:p text:style-name="P37">0 0 2 2 2 2</text:p>
            <text:p text:style-name="P37">0 0 0 2 2 2</text:p>
            <text:p text:style-name="P37">0 0 0 0 2 2</text:p>
            <text:p text:style-name="P37">0 0 0 0 0 2</text:p>
            <text:p text:style-name="P37">0 0 0 0 0 0<text:bookmark-end text:name="__DdeLink__707_265719009"/></text:p>
          </table:table-cell>
          <table:table-cell table:style-name="Table2.D1" office:value-type="string">
            <text:p text:style-name="P37">3</text:p>
            <text:p text:style-name="P37">0 1 1</text:p>
            <text:p text:style-name="P37">1 0 1</text:p>
            <text:p text:style-name="P37">1 1 0</text:p>
          </table:table-cell>
        </table:table-row>
        <table:table-row>
          <table:table-cell table:style-name="Table2.A2" office:value-type="string">
            <text:p text:style-name="P37">Output.txt</text:p>
          </table:table-cell>
          <table:table-cell table:style-name="Table2.A2" office:value-type="string">
            <text:p text:style-name="P37">Team number 1 has 5 points</text:p>
            <text:p text:style-name="P37">Team number 4 has 5 points</text:p>
            <text:p text:style-name="P37">Team number 2 has 4 points</text:p>
            <text:p text:style-name="P37">Team number 5 has 4 points</text:p>
            <text:p text:style-name="P37">Team number 3 has 2 points</text:p>
          </table:table-cell>
          <table:table-cell table:style-name="Table2.A2" office:value-type="string">
            <text:p text:style-name="P37">Team number 1 has 10 points</text:p>
            <text:p text:style-name="P37">Team number 2 has 8 points</text:p>
            <text:p text:style-name="P37">Team number 3 has 6 points</text:p>
            <text:p text:style-name="P37">Team number 4 has 4 points</text:p>
            <text:p text:style-name="P37">Team number 5 has 2 points</text:p>
            <text:p text:style-name="P37">Team number 6 has 0 points</text:p>
          </table:table-cell>
          <table:table-cell table:style-name="Table2.D2" office:value-type="string">
            <text:p text:style-name="P37">Team number 1 has 2 points</text:p>
            <text:p text:style-name="P37">Team number 2 has 2 points</text:p>
            <text:p text:style-name="P37">Team number 3 has 2 points</text:p>
          </table:table-cell>
        </table:table-row>
      </table:table>
      <text:p text:style-name="P18"/>
      <text:p text:style-name="P18"/>
      <text:p text:style-name="P28">Выводы.</text:p>
      <text:p text:style-name="P19"><text:span text:style-name="T29">Изуч</text:span><text:span text:style-name="T30">или</text:span><text:span text:style-name="T29"> массив</text:span><text:span text:style-name="T30">ы</text:span><text:span text:style-name="T29">, индексации в массивах, способ</text:span><text:span text:style-name="T30">ы</text:span><text:span text:style-name="T29"> передачи массивов в функции.</text:span></text:p>
      <text:p text:style-name="P25"/>
      <text:p text:style-name="P25"><text:bookmark text:name="_yu53w69mcq8w"/></text:p>
      <text:p text:style-name="P32"><text:bookmark text:name="_9fo5aet8n5j"/>Приложение А. Исходный код.</text:p>
      <text:p text:style-name="P33"/>
      <text:p text:style-name="P39">#include &lt;stdlib.h&gt;</text:p>
      <text:p text:style-name="P39">#include &lt;stdio.h&gt;</text:p>
      <text:p text:style-name="P39">#include &lt;errno.h&gt;</text:p>
      <text:p text:style-name="P39">#include &lt;signal.h&gt;</text:p>
      <text:p text:style-name="P39">#include &lt;malloc.h&gt;</text:p>
      <text:p text:style-name="P39"/>
      <text:p text:style-name="P39"/>
      <text:p text:style-name="P39">int init_arr(int ***arr_ptr){</text:p>
      <text:p text:style-name="P39"><text:tab/><text:tab/></text:p>
      <text:p text:style-name="P39"><text:tab/></text:p>
      <text:p text:style-name="P39"><text:tab/>FILE *f = fopen("input.txt","r");</text:p>
      <text:p text:style-name="P39"><text:tab/>if (f == NULL){</text:p>
      <text:p text:style-name="P39"><text:tab/><text:tab/>fprintf(stderr,"Error: file not found!");</text:p>
      <text:p text:style-name="P39"><text:tab/><text:tab/>exit(EXIT_FAILURE);</text:p>
      <text:p text:style-name="P39"><text:tab/><text:tab/>}</text:p>
      <text:p text:style-name="P39"><text:s text:c="8"/></text:p>
      <text:p text:style-name="P39"><text:s text:c="8"/>int N,d,isOk;</text:p>
      <text:p text:style-name="P39"><text:s text:c="8"/></text:p>
      <text:p text:style-name="P39"><text:s text:c="8"/>fscanf(f,"%d",&amp;N);</text:p>
      <text:p text:style-name="P39"><text:soft-page-break/><text:s text:c="7"/></text:p>
      <text:p text:style-name="P39"><text:s text:c="8"/></text:p>
      <text:p text:style-name="P39"><text:s text:c="8"/>*arr_ptr = (int**) malloc(N*sizeof(int*));</text:p>
      <text:p text:style-name="P39"><text:s text:c="8"/>for (int i=0; i&lt;N; i++) (*arr_ptr)[i] = (int*)malloc(N*sizeof(int));</text:p>
      <text:p text:style-name="P39"><text:s text:c="8"/></text:p>
      <text:p text:style-name="P39"><text:s text:c="8"/>int *ptr = **arr_ptr;</text:p>
      <text:p text:style-name="P39"><text:s text:c="8"/></text:p>
      <text:p text:style-name="P39"><text:s text:c="8"/>for(int i = 0; i&lt;N ;i++)</text:p>
      <text:p text:style-name="P39"><text:s text:c="12"/>{</text:p>
      <text:p text:style-name="P39"><text:s text:c="12"/>ptr = (*arr_ptr)[i];</text:p>
      <text:p text:style-name="P39"><text:s text:c="12"/>for(int j = 0; j&lt;N ;j++,++ptr)</text:p>
      <text:p text:style-name="P39"><text:s text:c="16"/>{</text:p>
      <text:p text:style-name="P39"><text:s text:c="16"/>isOk = fscanf(f,"%d",&amp;d);</text:p>
      <text:p text:style-name="P39"><text:s text:c="16"/>*ptr = d;</text:p>
      <text:p text:style-name="P39"><text:s text:c="16"/>if(isOk == -1)</text:p>
      <text:p text:style-name="P39"><text:s text:c="20"/>{</text:p>
      <text:p text:style-name="P39"><text:s text:c="20"/>fprintf(stderr,"Error:Can not read file!");</text:p>
      <text:p text:style-name="P39"><text:s text:c="20"/>exit(EXIT_FAILURE);</text:p>
      <text:p text:style-name="P39"><text:s text:c="20"/>}</text:p>
      <text:p text:style-name="P39"><text:s text:c="16"/>}</text:p>
      <text:p text:style-name="P39"><text:s text:c="12"/>}</text:p>
      <text:p text:style-name="P39"><text:s text:c="8"/></text:p>
      <text:p text:style-name="P39"><text:s text:c="8"/>return N;</text:p>
      <text:p text:style-name="P39"><text:s text:c="4"/></text:p>
      <text:p text:style-name="P39">}</text:p>
      <text:p text:style-name="P39"/>
      <text:p text:style-name="P39">void swap(int *a,int *b){</text:p>
      <text:p text:style-name="P39"><text:s text:c="4"/>int c;</text:p>
      <text:p text:style-name="P39"><text:s text:c="4"/>c = *a;</text:p>
      <text:p text:style-name="P39"><text:s text:c="4"/>*a = *b;</text:p>
      <text:p text:style-name="P39"><text:s text:c="4"/>*b = c;</text:p>
      <text:p text:style-name="P39">}</text:p>
      <text:p text:style-name="P39"/>
      <text:p text:style-name="P39"/>
      <text:p text:style-name="P39">void alg(int ***alg,int N,int **result){</text:p>
      <text:p text:style-name="P39"><text:s text:c="4"/></text:p>
      <text:p text:style-name="P39"><text:s text:c="4"/>/*</text:p>
      <text:p text:style-name="P39"><text:s text:c="5"/>* на вход этому алгоритму дается int ***alg,int N и int **result</text:p>
      <text:p text:style-name="P39"><text:s text:c="5"/>* result это вспомагательный массив ,который содержит в себе </text:p>
      <text:p text:style-name="P39"><text:s text:c="5"/>* [0] - сумма всех набранных очков команды</text:p>
      <text:p text:style-name="P39"><text:s text:c="5"/>* [1] - место , которое заняла команда</text:p>
      <text:p text:style-name="P39"><text:s text:c="5"/>* [2] - номер команды{заполнен - 1,2,3...} (нужен для того ,чтобы во время перестановки значений в порядке не убывания не потерялся номер команды)</text:p>
      <text:p text:style-name="P39"><text:s text:c="5"/>* </text:p>
      <text:p text:style-name="P39"><text:soft-page-break/><text:s text:c="5"/>* массив alg - устроен по так: массив указателей, которые ссылаются на выделенную память</text:p>
      <text:p text:style-name="P39"><text:soft-page-break/><text:s text:c="5"/>* массив result - цельный кусок памяти</text:p>
      <text:p text:style-name="P39"><text:s text:c="5"/>* </text:p>
      <text:p text:style-name="P39"><text:s text:c="5"/>*/</text:p>
      <text:p text:style-name="P39"><text:s text:c="4"/></text:p>
      <text:p text:style-name="P39"><text:s text:c="4"/>//подсчитывает кол-во очков</text:p>
      <text:p text:style-name="P39"><text:s text:c="4"/></text:p>
      <text:p text:style-name="P39"><text:s text:c="4"/>for(int i = 0; i&lt;N ; i++){</text:p>
      <text:p text:style-name="P39"><text:s text:c="8"/>for(int j = 0 ; j&lt;N ; j++)</text:p>
      <text:p text:style-name="P39"><text:s text:c="12"/>{</text:p>
      <text:p text:style-name="P39"><text:s text:c="12"/>(*result)[i*3] += *((*alg)[i]+j);</text:p>
      <text:p text:style-name="P39"><text:s text:c="12"/>} <text:s text:c="3"/></text:p>
      <text:p text:style-name="P39"><text:s text:c="4"/>}</text:p>
      <text:p text:style-name="P39"><text:s text:c="4"/></text:p>
      <text:p text:style-name="P39"><text:s text:c="4"/>//определяет место каждой команды</text:p>
      <text:p text:style-name="P39"><text:s text:c="4"/></text:p>
      <text:p text:style-name="P39"><text:s text:c="4"/>int leader=0;</text:p>
      <text:p text:style-name="P39"><text:s text:c="4"/></text:p>
      <text:p text:style-name="P39"><text:s text:c="4"/>for(int i = 0; i&lt;N ; i++){</text:p>
      <text:p text:style-name="P39"><text:s text:c="8"/>leader = (*result)[i*3];</text:p>
      <text:p text:style-name="P39"><text:s text:c="8"/>for(int j = 0; j&lt;N ;j++){</text:p>
      <text:p text:style-name="P39"><text:s text:c="12"/>if (leader &gt;= (*result)[j*3]){</text:p>
      <text:p text:style-name="P39"><text:s text:c="16"/>(*result)[j*3 + 1] += 1;</text:p>
      <text:p text:style-name="P39"><text:s text:c="12"/>} <text:s text:c="11"/></text:p>
      <text:p text:style-name="P39"><text:s text:c="8"/>}</text:p>
      <text:p text:style-name="P39"><text:s text:c="4"/>}</text:p>
      <text:p text:style-name="P39"><text:s text:c="2"/></text:p>
      <text:p text:style-name="P39"><text:s text:c="4"/>//сортирует в соответсвии с условием</text:p>
      <text:p text:style-name="P39"><text:s text:c="4"/></text:p>
      <text:p text:style-name="P39"><text:s text:c="4"/>int k = 1;</text:p>
      <text:p text:style-name="P39"><text:s text:c="4"/>int j = 0;</text:p>
      <text:p text:style-name="P39"><text:s text:c="4"/></text:p>
      <text:p text:style-name="P39"><text:s text:c="4"/>while(k != N)</text:p>
      <text:p text:style-name="P39"><text:s text:c="8"/>{ <text:s text:c="2"/></text:p>
      <text:p text:style-name="P39"><text:s text:c="8"/>for(int i = j;i &lt; N;i++)</text:p>
      <text:p text:style-name="P39"><text:s text:c="12"/>{</text:p>
      <text:p text:style-name="P39"><text:s text:c="12"/>if( (*result)[i*3+1] == k )</text:p>
      <text:p text:style-name="P39"><text:s text:c="15"/>{ <text:s text:c="7"/></text:p>
      <text:p text:style-name="P39"><text:s text:c="16"/>swap(&amp;(*result)[j*3],&amp;(*result)[i*3]);</text:p>
      <text:p text:style-name="P39"><text:s text:c="16"/>swap(&amp;(*result)[j*3+1],&amp;(*result)[i*3+1]);</text:p>
      <text:p text:style-name="P39"><text:s text:c="16"/>swap(&amp;(*result)[j*3+2],&amp;(*result)[i*3+2]);</text:p>
      <text:p text:style-name="P39"><text:s text:c="16"/>j++; <text:s text:c="10"/></text:p>
      <text:p text:style-name="P39"><text:s text:c="16"/>}</text:p>
      <text:p text:style-name="P39"><text:s text:c="12"/>}</text:p>
      <text:p text:style-name="P39"><text:s text:c="8"/>k++;</text:p>
      <text:p text:style-name="P39"><text:s text:c="8"/>}</text:p>
      <text:p text:style-name="P39"><text:s text:c="6"/></text:p>
      <text:p text:style-name="P39">}</text:p>
      <text:p text:style-name="P39"/>
      <text:p text:style-name="P39">void output_arr(int **result,int N){</text:p>
      <text:p text:style-name="P39"/>
      <text:p text:style-name="P39"><text:tab/>FILE *f = fopen("output.txt","w"); <text:s text:c="6"/></text:p>
      <text:p text:style-name="P39"><text:s text:c="8"/></text:p>
      <text:p text:style-name="P39"><text:s text:c="8"/>for(int i = 0; i&lt;N ;i++){</text:p>
      <text:p text:style-name="P39"><text:s text:c="12"/>fprintf(f,"Team number %d has %d points\n",(*result)[i*3+2],(*result)[i*3+0]);</text:p>
      <text:p text:style-name="P39"><text:s text:c="8"/>}</text:p>
      <text:p text:style-name="P39"/>
      <text:p text:style-name="P39">}</text:p>
      <text:p text:style-name="P39"><text:s text:c="8"/></text:p>
      <text:p text:style-name="P39"/>
      <text:p text:style-name="P39"/>
      <text:p text:style-name="P39">int main(){</text:p>
      <text:p text:style-name="P39"/>
      <text:p text:style-name="P39"><text:s text:c="4"/>int **arr_ptr;</text:p>
      <text:p text:style-name="P39"><text:s text:c="4"/>int j = 0;</text:p>
      <text:p text:style-name="P39"><text:s text:c="4"/></text:p>
      <text:p text:style-name="P39"><text:s text:c="4"/>int N = init_arr(&amp;arr_ptr);</text:p>
      <text:p text:style-name="P39"><text:s text:c="4"/></text:p>
      <text:p text:style-name="P39"><text:s text:c="4"/>int *result = (int *) malloc(N*3*sizeof(int *));</text:p>
      <text:p text:style-name="P39"><text:s text:c="4"/>for(int i = 0; i&lt;N ; i++){</text:p>
      <text:p text:style-name="P39"><text:s text:c="8"/>for(int j = 0 ; j&lt;3 ; j++){</text:p>
      <text:p text:style-name="P39"><text:s text:c="12"/>result[i*3+j] = 0;</text:p>
      <text:p text:style-name="P39"><text:s text:c="12"/>result[i*3+2] = i+1;</text:p>
      <text:p text:style-name="P39"><text:s text:c="8"/>}</text:p>
      <text:p text:style-name="P39"><text:s text:c="4"/></text:p>
      <text:p text:style-name="P39"><text:soft-page-break/><text:s text:c="4"/>}</text:p>
      <text:p text:style-name="P39"><text:s text:c="4"/></text:p>
      <text:p text:style-name="P39"><text:s text:c="4"/>alg(&amp;arr_ptr,N,&amp;result);</text:p>
      <text:p text:style-name="P39"><text:s text:c="4"/></text:p>
      <text:p text:style-name="P39"><text:s text:c="4"/>output_arr(&amp;result,N);</text:p>
      <text:p text:style-name="P39"/>
      <text:p text:style-name="P39"/>
      <text:p text:style-name="P39"/>
      <text:p text:style-name="P39">}</text:p>
      <text:p text:style-name="P36"/>
      <text:p text:style-name="P36"/>
      <text:p text:style-name="P36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.2953in" fo:margin-bottom="0in" loext:contextual-spacing="false" fo:line-height="100%" fo:text-align="end" style:justify-single-word="false" fo:text-indent="0in" style:auto-text-indent="false"/>
      <style:text-properties style:text-position="0% 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MP2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6.6937in" style:type="right"/>
        </style:tab-stops>
      </style:paragraph-properties>
      <style:text-properties style:text-position="0% 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MP3" style:family="paragraph" style:parent-style-name="Standard">
      <style:paragraph-properties fo:margin-top="0in" fo:margin-bottom="0.4925in" loext:contextual-spacing="false" fo:line-height="100%"/>
    </style:style>
    <style:style style:name="MP4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text-position="0% 100%" style:font-name="Times New Roman" fo:font-size="14pt" fo:font-weight="normal" officeooo:paragraph-rsid="00017ec7" style:font-name-asian="Times New Roman1" style:font-size-asian="14pt" style:font-weight-asian="normal" style:font-name-complex="Times New Roman1" style:font-size-complex="14pt"/>
    </style:style>
    <style:style style:name="MP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position="0% 100%" style:font-name="Times New Roman" fo:font-size="14pt" fo:font-weight="normal" officeooo:rsid="00017ec7" officeooo:paragraph-rsid="00017ec7" style:font-name-asian="Times New Roman1" style:font-size-asian="14pt" style:font-weight-asian="normal" style:font-name-complex="Times New Roman1" style:font-size-complex="14pt"/>
    </style:style>
    <style:page-layout style:name="Mpm1">
      <style:page-layout-properties fo:page-width="8.2681in" fo:page-height="11.6929in" style:num-format="1" style:print-orientation="portrait" fo:margin-top="0.5in" fo:margin-bottom="0.5in" fo:margin-left="1.1811in" fo:margin-right="0.3937in" fo:background-color="#ffffff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2874in" fo:margin-left="0in" fo:margin-right="0in" fo:margin-bottom="0.248in" style:dynamic-spacing="true"/>
      </style:header-style>
      <style:footer-style>
        <style:header-footer-properties fo:min-height="0.2874in" fo:margin-left="0in" fo:margin-right="0in" fo:margin-top="0.24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3937in" fo:background-color="#ffffff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8</text:page-number></text:p>
        <text:p text:style-name="MP3"/>
      </style:footer>
    </style:master-page>
    <style:master-page style:name="First_20_Page" style:display-name="First Page" style:page-layout-name="Mpm2" style:next-style-name="Standard">
      <style:footer>
        <text:p text:style-name="MP4">Санкт-Петербург</text:p>
        <text:p text:style-name="MP5">20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editing-duration>PT14M34S</meta:editing-duration>
    <meta:editing-cycles>7</meta:editing-cycles>
    <meta:creation-date>2016-11-19T03:19:42.759753951</meta:creation-date>
    <dc:date>2016-11-30T01:33:38.806647158</dc:date>
    <meta:document-statistic meta:table-count="2" meta:image-count="0" meta:object-count="0" meta:page-count="8" meta:paragraph-count="206" meta:word-count="863" meta:character-count="6165" meta:non-whitespace-character-count="4522"/>
  </office:meta>
</office:document-meta>
</file>